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 style:master-page-name="">
      <style:paragraph-properties fo:margin-left="0in" fo:margin-right="0in" fo:margin-top="0in" fo:margin-bottom="0.0835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b1c1d" loext:opacity="100%" style:font-name="Google Sans" loext:padding="0in" loext:border="none"/>
    </style:style>
    <style:style style:name="P2" style:family="paragraph" style:parent-style-name="Text_20_body" style:master-page-name="">
      <style:paragraph-properties fo:margin-left="0in" fo:margin-right="0in" fo:margin-top="0in" fo:margin-bottom="0.0835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b1c1d" loext:opacity="100%" style:font-name="Google Sans Text" loext:padding="0in" loext:border="none"/>
    </style:style>
    <style:style style:name="P3" style:family="paragraph" style:parent-style-name="Text_20_body" style:list-style-name="L1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</style:style>
    <style:style style:name="P4" style:family="paragraph" style:parent-style-name="Heading_20_2" style:master-page-name="">
      <style:paragraph-properties fo:margin-left="0in" fo:margin-right="0in" fo:margin-top="0in" fo:margin-bottom="0.0835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b1c1d" loext:opacity="100%" style:font-name="Google Sans" loext:padding="0in" loext:border="none"/>
    </style:style>
    <style:style style:name="P5" style:family="paragraph" style:parent-style-name="Text_20_body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</style:style>
    <style:style style:name="P6" style:family="paragraph" style:parent-style-name="Heading_20_3" style:master-page-name="">
      <style:paragraph-properties fo:margin-left="0in" fo:margin-right="0in" fo:margin-top="0in" fo:margin-bottom="0.0835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b1c1d" loext:opacity="100%" style:font-name="Google Sans" loext:padding="0in" loext:border="none"/>
    </style:style>
    <style:style style:name="P7" style:family="paragraph" style:parent-style-name="Heading_20_4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</style:style>
    <style:style style:name="P8" style:family="paragraph" style:parent-style-name="Text_20_body" style:list-style-name="L2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</style:style>
    <style:style style:name="P9" style:family="paragraph" style:parent-style-name="Text_20_body" style:list-style-name="L3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</style:style>
    <style:style style:name="P10" style:family="paragraph" style:parent-style-name="Text_20_body" style:list-style-name="L4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</style:style>
    <style:style style:name="P11" style:family="paragraph" style:parent-style-name="Text_20_body" style:list-style-name="L5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</style:style>
    <style:style style:name="P12" style:family="paragraph" style:parent-style-name="Text_20_body" style:master-page-name="">
      <style:paragraph-properties fo:margin-left="0in" fo:margin-right="0in" fo:margin-top="0in" fo:margin-bottom="0.1665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b1c1d" loext:opacity="100%" style:font-name="Google Sans Text" loext:padding="0in" loext:border="none"/>
    </style:style>
    <style:style style:name="P13" style:family="paragraph" style:parent-style-name="Heading_20_3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</style:style>
    <style:style style:name="P14" style:family="paragraph" style:parent-style-name="Text_20_body" style:list-style-name="L6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</style:style>
    <style:style style:name="P15" style:family="paragraph" style:parent-style-name="Text_20_body" style:list-style-name="L7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</style:style>
    <style:style style:name="P16" style:family="paragraph" style:parent-style-name="Text_20_body" style:list-style-name="L7" style:master-page-name="">
      <style:paragraph-properties fo:margin-left="0in" fo:margin-right="0in" fo:margin-top="0in" fo:margin-bottom="0.0835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b1c1d" loext:opacity="100%" style:font-name="Google Sans Text" loext:padding="0in" loext:border="none"/>
    </style:style>
    <style:style style:name="P17" style:family="paragraph" style:parent-style-name="Text_20_body" style:list-style-name="L8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</style:style>
    <style:style style:name="T1" style:family="text">
      <style:text-properties fo:color="#1b1c1d" loext:opacity="100%" style:font-name="Google Sans Text" loext:padding="0in" loext:border="none"/>
    </style:style>
    <style:style style:name="T2" style:family="text">
      <style:text-properties fo:color="#444746" loext:opacity="100%" style:font-name="Google Sans Text" loext:padding="0in" loext:border="none"/>
    </style:style>
    <style:style style:name="T3" style:family="text">
      <style:text-properties fo:color="#1b1c1d" loext:opacity="100%" style:font-name="Google Sans" loext:padding="0in" loext:border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-0.1965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ject Timetable Generation: A Comprehensive Guide to All Constraints</text:h>
      <text:p text:style-name="P2">This document outlines all the rules, constraints, and logic used throughout the project to generate the final university timetable. It is divided into two main sections:</text:p>
      <text:list text:style-name="L1">
        <text:list-item>
          <text:p text:style-name="P3"><text:span text:style-name="Strong_20_Emphasis"><text:span text:style-name="T1">Core Constraint Generation (Python):</text:span></text:span><text:span text:style-name="T1"> These are the primary rules fed into the constraint solver to create an initial, valid timetable.</text:span></text:p>
        </text:list-item>
        <text:list-item>
          <text:p text:style-name="P3"><text:span text:style-name="Strong_20_Emphasis"><text:span text:style-name="T1">Post-Processing and Refinement (JavaScript):</text:span></text:span><text:span text:style-name="T1"> These are the rules applied after the initial timetable is generated to resolve conflicts and format the data for final output.</text:span></text:p>
        </text:list-item>
      </text:list>
      <text:h text:style-name="P4" text:outline-level="2">1. Core Constraint Generation (Python)</text:h>
      <text:p text:style-name="P5"><text:span text:style-name="T1">The Python script uses the OR-Tools constraint solver to find a valid schedule. The rules are categorized as either </text:span><text:span text:style-name="Strong_20_Emphasis"><text:span text:style-name="T1">Hard</text:span></text:span><text:span text:style-name="T1"> (mandatory) or </text:span><text:span text:style-name="Strong_20_Emphasis"><text:span text:style-name="T1">Soft</text:span></text:span><text:span text:style-name="T1"> (preferential).</text:span></text:p>
      <text:h text:style-name="P6" text:outline-level="3">Hard Constraints (Mandatory Rules)</text:h>
      <text:p text:style-name="P5"><text:span text:style-name="T1">The solver </text:span><text:span text:style-name="Strong_20_Emphasis"><text:span text:style-name="T1">cannot</text:span></text:span><text:span text:style-name="T1"> violate these rules.</text:span></text:p>
      <text:h text:style-name="P7" text:outline-level="4"><text:span text:style-name="Strong_20_Emphasis"><text:span text:style-name="T1">Resource Uniqueness:</text:span></text:span></text:h>
      <text:list text:style-name="L2">
        <text:list-item>
          <text:p text:style-name="P8"><text:span text:style-name="Strong_20_Emphasis"><text:span text:style-name="T1">One Class Per Room:</text:span></text:span><text:span text:style-name="T1"> A classroom or lab can only host one class at a time.</text:span></text:p>
        </text:list-item>
        <text:list-item>
          <text:p text:style-name="P8"><text:span text:style-name="Strong_20_Emphasis"><text:span text:style-name="T1">One Class Per Teacher:</text:span></text:span><text:span text:style-name="T1"> A teacher cannot be in two places at once.</text:span></text:p>
        </text:list-item>
        <text:list-item>
          <text:p text:style-name="P8"><text:span text:style-name="Strong_20_Emphasis"><text:span text:style-name="T1">One Class Per Section/Group:</text:span></text:span><text:span text:style-name="T1"> A section or its lab groups (A/B) cannot have overlapping classes.</text:span></text:p>
        </text:list-item>
      </text:list>
      <text:h text:style-name="P7" text:outline-level="4"><text:span text:style-name="Strong_20_Emphasis"><text:span text:style-name="T1">Scheduling &amp; Workload Rules:</text:span></text:span></text:h>
      <text:list text:style-name="L3">
        <text:list-item>
          <text:p text:style-name="P9"><text:span text:style-name="Strong_20_Emphasis"><text:span text:style-name="T1">Theory Class Frequency:</text:span></text:span><text:span text:style-name="T1"> Each theory subject must be scheduled for a maximum of </text:span><text:span text:style-name="Strong_20_Emphasis"><text:span text:style-name="T1">3 periods per week</text:span></text:span><text:span text:style-name="T1"> for each section.</text:span></text:p>
        </text:list-item>
        <text:list-item>
          <text:p text:style-name="P9"><text:span text:style-name="Strong_20_Emphasis"><text:span text:style-name="T1">Lab Session Frequency:</text:span></text:span><text:span text:style-name="T1"> Each lab for a specific group (e.g., "CSE-3-1 Group A") must be scheduled </text:span><text:span text:style-name="Strong_20_Emphasis"><text:span text:style-name="T1">exactly once per week</text:span></text:span><text:span text:style-name="T1">.</text:span></text:p>
        </text:list-item>
        <text:list-item>
          <text:p text:style-name="P9"><text:span text:style-name="Strong_20_Emphasis"><text:span text:style-name="T1">Daily Theory Limit:</text:span></text:span><text:span text:style-name="T1"> A section cannot have more than </text:span><text:span text:style-name="Strong_20_Emphasis"><text:span text:style-name="T1">4 theory classes</text:span></text:span><text:span text:style-name="T1"> on a single day.</text:span></text:p>
        </text:list-item>
        <text:list-item>
          <text:p text:style-name="P9"><text:span text:style-name="Strong_20_Emphasis"><text:span text:style-name="T1">Daily Lab Limit:</text:span></text:span><text:span text:style-name="T1"> A lab group (e.g., "Group A") cannot have more than </text:span><text:span text:style-name="Strong_20_Emphasis"><text:span text:style-name="T1">2 lab sessions</text:span></text:span><text:span text:style-name="T1"> on a single day.</text:span></text:p>
        </text:list-item>
      </text:list>
      <text:h text:style-name="P7" text:outline-level="4"><text:span text:style-name="Strong_20_Emphasis"><text:span text:style-name="T1">Recess and Availability Rules:</text:span></text:span></text:h>
      <text:list text:style-name="L4">
        <text:list-item>
          <text:p text:style-name="P10"><text:span text:style-name="Strong_20_Emphasis"><text:span text:style-name="T1">Recess Rule:</text:span></text:span><text:span text:style-name="T1"> No teacher or section can be scheduled for classes in both the </text:span><text:span text:style-name="Source_20_Text"><text:span text:style-name="T2">12-1</text:span></text:span><text:span text:style-name="T1"> PM and </text:span><text:span text:style-name="Source_20_Text"><text:span text:style-name="T2">2-3</text:span></text:span><text:span text:style-name="T1"> PM slots on the same day.</text:span></text:p>
        </text:list-item>
        <text:list-item>
          <text:p text:style-name="P10"><text:span text:style-name="Strong_20_Emphasis"><text:span text:style-name="T1">Fixed Schedules:</text:span></text:span><text:span text:style-name="T1"> A predefined list of specific classes for 3rd and 5th-semester students are </text:span><text:span text:style-name="Strong_20_Emphasis"><text:span text:style-name="T1">hard-coded</text:span></text:span><text:span text:style-name="T1"> to occur at exact days and times.</text:span></text:p>
        </text:list-item>
        <text:list-item>
          <text:p text:style-name="P10"><text:soft-page-break/><text:span text:style-name="Strong_20_Emphasis"><text:span text:style-name="T1">Teacher/Section Unavailability:</text:span></text:span><text:span text:style-name="T1"> A predefined list specifies certain time slots where specific teachers or entire sections are unavailable for scheduling.</text:span></text:p>
        </text:list-item>
      </text:list>
      <text:h text:style-name="P6" text:outline-level="3">Soft Constraints (Optimization Goals)</text:h>
      <text:p text:style-name="P5"><text:span text:style-name="T1">The solver </text:span><text:span text:style-name="Emphasis"><text:span text:style-name="T1">tries</text:span></text:span><text:span text:style-name="T1"> to follow these rules to create a higher-quality timetable. It minimizes penalties for violating them.</text:span></text:p>
      <text:list text:style-name="L5">
        <text:list-item>
          <text:p text:style-name="P11"><text:span text:style-name="Strong_20_Emphasis"><text:span text:style-name="T1">Balance Teacher Workload:</text:span></text:span><text:span text:style-name="T1"> Aims to distribute a teacher's classes evenly across the week.</text:span></text:p>
        </text:list-item>
        <text:list-item>
          <text:p text:style-name="P11"><text:span text:style-name="Strong_20_Emphasis"><text:span text:style-name="T1">Prefer Continuous Theory Blocks:</text:span></text:span><text:span text:style-name="T1"> Encourages scheduling theory classes in back-to-back slots to avoid gaps.</text:span></text:p>
        </text:list-item>
        <text:list-item>
          <text:p text:style-name="P11"><text:span text:style-name="Strong_20_Emphasis"><text:span text:style-name="T1">Prefer Parallel Labs:</text:span></text:span><text:span text:style-name="T1"> Prefers to schedule labs for Group A and Group B of the same subject at the same time.</text:span></text:p>
        </text:list-item>
        <text:list-item>
          <text:p text:style-name="P11"><text:span text:style-name="Strong_20_Emphasis"><text:span text:style-name="T1">Minimize Daily Lab Sessions:</text:span></text:span><text:span text:style-name="T1"> Discourages scheduling multiple lab sessions for the same section or group on the same day.</text:span></text:p>
        </text:list-item>
      </text:list>
      <text:h text:style-name="P4" text:outline-level="2">2. Post-Processing and Refinement (JavaScript)</text:h>
      <text:p text:style-name="P12">After the Python script generates a timetable, the JavaScript files perform crucial cleanup and conflict resolution.</text:p>
      <text:h text:style-name="P13" text:outline-level="3"><text:span text:style-name="Source_20_Text"><text:span text:style-name="T2">labassign.js</text:span></text:span><text:span text:style-name="T3"> - Lab Merging Logic</text:span></text:h>
      <text:p text:style-name="P2">This script processes the initial timetable with a specific goal: merging separate 2-hour lab blocks that were scheduled for different groups of the same section into a single, parallel session.</text:p>
      <text:list text:style-name="L6">
        <text:list-item>
          <text:p text:style-name="P14"><text:span text:style-name="Strong_20_Emphasis"><text:span text:style-name="T1">Constraint:</text:span></text:span><text:span text:style-name="T1"> If a section has more than one 2-hour lab scheduled on the same day (e.g., Group A has a DS Lab at 9-11 and Group B has an OS Lab at 3-5), this script will </text:span><text:span text:style-name="Strong_20_Emphasis"><text:span text:style-name="T1">merge them</text:span></text:span><text:span text:style-name="T1">.</text:span></text:p>
        </text:list-item>
        <text:list-item>
          <text:p text:style-name="P14"><text:span text:style-name="Strong_20_Emphasis"><text:span text:style-name="T1">Action:</text:span></text:span><text:span text:style-name="T1"> It takes all the labs for that section on that day and moves them to the earliest start time, listing them as a "parallel lab session."</text:span></text:p>
        </text:list-item>
      </text:list>
      <text:h text:style-name="P13" text:outline-level="3"><text:span text:style-name="Source_20_Text"><text:span text:style-name="T2">timetable_resolve.js</text:span></text:span><text:span text:style-name="T3"> - Conflict Resolution</text:span></text:h>
      <text:p text:style-name="P2">This script acts as a final safety check to resolve any remaining double-bookings, which can occur after the lab merging process.</text:p>
      <text:list text:style-name="L7">
        <text:list-item>
          <text:p text:style-name="P15"><text:span text:style-name="Strong_20_Emphasis"><text:span text:style-name="T1">Constraint:</text:span></text:span><text:span text:style-name="T1"> No room can have more than one group/section assigned to it in the same time slot.</text:span></text:p>
        </text:list-item>
        <text:list-item>
          <text:p text:style-name="P15"><text:span text:style-name="Strong_20_Emphasis"><text:span text:style-name="T1">Action:</text:span></text:span></text:p>
          <text:list>
            <text:list-item>
              <text:p text:style-name="P16">It scans the timetable for any room that is double-booked.</text:p>
            </text:list-item>
            <text:list-item>
              <text:p text:style-name="P16"><text:soft-page-break/>If a conflict is found, it identifies one of the conflicting labs (typically the second one it finds).</text:p>
            </text:list-item>
            <text:list-item>
              <text:p text:style-name="P15"><text:span text:style-name="T1">It then searches for the next available </text:span><text:span text:style-name="Strong_20_Emphasis"><text:span text:style-name="T1">valid 2-hour lab slot</text:span></text:span><text:span text:style-name="T1"> for that lab on the same day.</text:span></text:p>
            </text:list-item>
            <text:list-item>
              <text:p text:style-name="P15"><text:span text:style-name="T1">A valid slot is one where the section, the teacher, and the lab room are all free for two consecutive hours (</text:span><text:span text:style-name="Source_20_Text"><text:span text:style-name="T2">9-11</text:span></text:span><text:span text:style-name="T1">, </text:span><text:span text:style-name="Source_20_Text"><text:span text:style-name="T2">11-1</text:span></text:span><text:span text:style-name="T1">, or </text:span><text:span text:style-name="Source_20_Text"><text:span text:style-name="T2">3-5</text:span></text:span><text:span text:style-name="T1">).</text:span></text:p>
            </text:list-item>
            <text:list-item>
              <text:p text:style-name="P16">If a new slot is found, it moves the conflicting lab. If not, it reports an unresolved conflict.</text:p>
            </text:list-item>
          </text:list>
        </text:list-item>
      </text:list>
      <text:h text:style-name="P13" text:outline-level="3"><text:span text:style-name="Source_20_Text"><text:span text:style-name="T2">json2pdf.js</text:span></text:span><text:span text:style-name="T3"> - PDF Formatting Logic</text:span></text:h>
      <text:p text:style-name="P2">This script doesn't enforce scheduling constraints but applies formatting rules to generate the final PDF.</text:p>
      <text:list text:style-name="L8">
        <text:list-item>
          <text:p text:style-name="P17"><text:span text:style-name="Strong_20_Emphasis"><text:span text:style-name="T1">Rule:</text:span></text:span><text:span text:style-name="T1"> If two consecutive time slots for a section contain the exact same lab information, they are </text:span><text:span text:style-name="Strong_20_Emphasis"><text:span text:style-name="T1">merged into a single 2-hour block</text:span></text:span><text:span text:style-name="T1"> (using </text:span><text:span text:style-name="Source_20_Text"><text:span text:style-name="T2">colSpan</text:span></text:span><text:span text:style-name="T1">) in the PDF table for better readability.</text:span></text:p>
        </text:list-item>
        <text:list-item>
          <text:p text:style-name="P17"><text:span text:style-name="Strong_20_Emphasis"><text:span text:style-name="T1">Rule:</text:span></text:span><text:span text:style-name="T1"> If a single time slot contains multiple lab entries (a parallel session), they are displayed in a single cell, separated by a horizontal line, to indicate they are running concurrently.</text:span>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4T18:45:33.059223132</meta:creation-date>
    <dc:date>2025-10-14T18:50:41.733134251</dc:date>
    <meta:editing-duration>PT5M9S</meta:editing-duration>
    <meta:editing-cycles>1</meta:editing-cycles>
    <meta:document-statistic meta:table-count="0" meta:image-count="0" meta:object-count="0" meta:page-count="3" meta:paragraph-count="46" meta:word-count="766" meta:character-count="4539" meta:non-whitespace-character-count="3846"/>
    <meta:generator>LibreOffice/25.2.6.2$Linux_X86_64 LibreOffice_project/520$Build-2</meta:generator>
  </office:meta>
</office:document-meta>
</file>